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nux Libertine" svg:font-family="'Linux Libertine'"/>
    <style:font-face style:name="Nimbus Sans L1" svg:font-family="'Nimbus Sans L'"/>
    <style:font-face style:name="OpenSymbol" svg:font-family="OpenSymbol"/>
    <style:font-face style:name="Courier 10 Pitch" svg:font-family="'Courier 10 Pitch'" style:font-adornments="Standard" style:font-pitch="fixed"/>
    <style:font-face style:name="Arial" svg:font-family="Arial" style:font-family-generic="swiss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obererTeil" style:family="table">
      <style:table-properties style:width="18.987cm" fo:margin-left="0.011cm" fo:margin-right="0.004cm" table:align="margins"/>
    </style:style>
    <style:style style:name="obererTeil.A" style:family="table-column">
      <style:table-column-properties style:column-width="3.149cm" style:rel-column-width="10867*"/>
    </style:style>
    <style:style style:name="obererTeil.B" style:family="table-column">
      <style:table-column-properties style:column-width="2.672cm" style:rel-column-width="9223*"/>
    </style:style>
    <style:style style:name="obererTeil.C" style:family="table-column">
      <style:table-column-properties style:column-width="2.194cm" style:rel-column-width="7573*"/>
    </style:style>
    <style:style style:name="obererTeil.H" style:family="table-column">
      <style:table-column-properties style:column-width="2.196cm" style:rel-column-width="7580*"/>
    </style:style>
    <style:style style:name="obererTeil.1" style:family="table-row">
      <style:table-row-properties style:min-row-height="0.75cm"/>
    </style:style>
    <style:style style:name="obererTeil.A1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obererTeil.2" style:family="table-row">
      <style:table-row-properties style:min-row-height="1.199cm"/>
    </style:style>
    <style:style style:name="obererTeil.A2" style:family="table-cell">
      <style:table-cell-properties style:vertical-align="middle" fo:background-color="transparent" fo:padding="0.097cm" fo:border-left="0.088cm solid #000000" fo:border-right="none" fo:border-top="0.088cm solid #000000" fo:border-bottom="0.002cm solid #000000">
        <style:background-image/>
      </style:table-cell-properties>
    </style:style>
    <style:style style:name="obererTeil.B2" style:family="table-cell">
      <style:table-cell-properties style:vertical-align="middle" fo:background-color="transparent" fo:padding="0.097cm" fo:border-left="0.002cm solid #000000" fo:border-right="none" fo:border-top="0.088cm solid #000000" fo:border-bottom="0.002cm solid #000000">
        <style:background-image/>
      </style:table-cell-properties>
    </style:style>
    <style:style style:name="obererTeil.C2" style:family="table-cell">
      <style:table-cell-properties style:vertical-align="middle" fo:background-color="transparent" fo:padding="0.097cm" fo:border-left="0.088cm solid #000000" fo:border-right="0.002cm solid #000000" fo:border-top="0.088cm solid #000000" fo:border-bottom="0.002cm solid #000000">
        <style:background-image/>
      </style:table-cell-properties>
    </style:style>
    <style:style style:name="obererTeil.D2" style:family="table-cell">
      <style:table-cell-properties style:vertical-align="middle" fo:background-color="transparent" fo:padding="0.097cm" fo:border-left="0.002cm solid #000000" fo:border-right="0.002cm solid #000000" fo:border-top="0.088cm solid #000000" fo:border-bottom="0.002cm solid #000000">
        <style:background-image/>
      </style:table-cell-properties>
    </style:style>
    <style:style style:name="obererTeil.H2" style:family="table-cell">
      <style:table-cell-properties style:vertical-align="middle" fo:background-color="transparent" fo:padding="0.097cm" fo:border-left="0.002cm solid #000000" fo:border-right="0.088cm solid #000000" fo:border-top="0.088cm solid #000000" fo:border-bottom="0.002cm solid #000000">
        <style:background-image/>
      </style:table-cell-properties>
    </style:style>
    <style:style style:name="obererTeil.A3" style:family="table-cell">
      <style:table-cell-properties style:vertical-align="middle" fo:background-color="transparent" fo:padding="0.097cm" fo:border-left="0.088cm solid #000000" fo:border-right="none" fo:border-top="none" fo:border-bottom="0.002cm solid #000000">
        <style:background-image/>
      </style:table-cell-properties>
    </style:style>
    <style:style style:name="obererTeil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obererTeil.C3" style:family="table-cell">
      <style:table-cell-properties style:vertical-align="middle" fo:background-color="transparent" fo:padding="0.097cm" fo:border-left="0.088cm solid #000000" fo:border-right="0.002cm solid #000000" fo:border-top="none" fo:border-bottom="0.002cm solid #000000">
        <style:background-image/>
      </style:table-cell-properties>
    </style:style>
    <style:style style:name="obererTeil.D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obererTeil.H3" style:family="table-cell">
      <style:table-cell-properties style:vertical-align="middle" fo:background-color="transparent" fo:padding="0.097cm" fo:border-left="0.002cm solid #000000" fo:border-right="0.088cm solid #000000" fo:border-top="none" fo:border-bottom="0.002cm solid #000000">
        <style:background-image/>
      </style:table-cell-properties>
    </style:style>
    <style:style style:name="obererTeil.A8" style:family="table-cell">
      <style:table-cell-properties style:vertical-align="middle" fo:background-color="transparent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obererTeil.B8" style:family="table-cell">
      <style:table-cell-properties style:vertical-align="middle" fo:background-color="transparent" fo:padding="0.097cm" fo:border-left="0.002cm solid #000000" fo:border-right="none" fo:border-top="0.088cm solid #000000" fo:border-bottom="0.088cm solid #000000">
        <style:background-image/>
      </style:table-cell-properties>
    </style:style>
    <style:style style:name="obererTeil.C8" style:family="table-cell">
      <style:table-cell-properties style:vertical-align="middle" fo:background-color="transparent" fo:padding="0.097cm" fo:border-left="0.088cm solid #000000" fo:border-right="0.002cm solid #000000" fo:border-top="0.088cm solid #000000" fo:border-bottom="0.088cm solid #000000">
        <style:background-image/>
      </style:table-cell-properties>
    </style:style>
    <style:style style:name="obererTeil.D8" style:family="table-cell">
      <style:table-cell-properties style:vertical-align="middle" fo:background-color="transparent" fo:padding="0.097cm" fo:border-left="0.002cm solid #000000" fo:border-right="0.002cm solid #000000" fo:border-top="0.088cm solid #000000" fo:border-bottom="0.088cm solid #000000">
        <style:background-image/>
      </style:table-cell-properties>
    </style:style>
    <style:style style:name="obererTeil.H8" style:family="table-cell">
      <style:table-cell-properties style:vertical-align="middle" fo:background-color="transparent" fo:padding="0.097cm" fo:border-left="0.002cm solid #000000" fo:border-right="0.088cm solid #000000" fo:border-top="0.088cm solid #000000" fo:border-bottom="0.088cm solid #000000">
        <style:background-image/>
      </style:table-cell-properties>
    </style:style>
    <style:style style:name="obererTeil.A9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obererTeil.B9" style:family="table-cell">
      <style:table-cell-properties style:vertical-align="middle" fo:background-color="transparent" fo:padding="0.097cm" fo:border-left="0.002cm solid #000000" fo:border-right="none" fo:border-top="none" fo:border-bottom="0.088cm solid #000000">
        <style:background-image/>
      </style:table-cell-properties>
    </style:style>
    <style:style style:name="obererTeil.C9" style:family="table-cell">
      <style:table-cell-properties style:vertical-align="middle" fo:background-color="transparent" fo:padding="0.097cm" fo:border-left="0.088cm solid #000000" fo:border-right="0.002cm solid #000000" fo:border-top="none" fo:border-bottom="0.088cm solid #000000">
        <style:background-image/>
      </style:table-cell-properties>
    </style:style>
    <style:style style:name="obererTeil.D9" style:family="table-cell">
      <style:table-cell-properties style:vertical-align="middle" fo:background-color="transparent" fo:padding="0.097cm" fo:border-left="0.002cm solid #000000" fo:border-right="0.002cm solid #000000" fo:border-top="none" fo:border-bottom="0.088cm solid #000000">
        <style:background-image/>
      </style:table-cell-properties>
    </style:style>
    <style:style style:name="obererTeil.H9" style:family="table-cell">
      <style:table-cell-properties style:vertical-align="middle" fo:background-color="transparent" fo:padding="0.097cm" fo:border-left="0.002cm solid #000000" fo:border-right="0.088cm solid #000000" fo:border-top="none" fo:border-bottom="0.088cm solid #000000">
        <style:background-image/>
      </style:table-cell-properties>
    </style:style>
    <style:style style:name="obererTeil.11" style:family="table-row">
      <style:table-row-properties style:row-height="0.45cm"/>
    </style:style>
    <style:style style:name="P1" style:family="paragraph" style:parent-style-name="Standard">
      <style:paragraph-properties fo:text-align="end" style:justify-single-word="false"/>
      <style:text-properties fo:font-size="0.200000002980232pt" officeooo:rsid="00115c53" officeooo:paragraph-rsid="00115c53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21f8f" style:font-size-asian="12pt" style:font-size-complex="12pt"/>
    </style:style>
    <style:style style:name="P4" style:family="paragraph" style:parent-style-name="Table_20_Contents">
      <style:text-properties style:font-name="Arial"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officeooo:rsid="00021f8f" officeooo:paragraph-rsid="00021f8f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3pt" officeooo:paragraph-rsid="00021f8f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3pt" fo:font-weight="normal" officeooo:rsid="00021f8f" officeooo:paragraph-rsid="00021f8f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3pt" fo:font-weight="normal" officeooo:rsid="00021f8f" officeooo:paragraph-rsid="0002f2f6" style:font-size-asian="13pt" style:font-weight-asian="normal" style:font-size-complex="13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3pt" fo:font-weight="bold" officeooo:rsid="00021f8f" officeooo:paragraph-rsid="00021f8f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3pt" fo:font-weight="bold" officeooo:rsid="001a4462" officeooo:paragraph-rsid="001a4462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3pt" fo:font-weight="bold" officeooo:rsid="000a41f8" officeooo:paragraph-rsid="000a41f8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3pt" fo:font-weight="bold" officeooo:rsid="00194a6d" officeooo:paragraph-rsid="00194a6d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26pt" fo:font-weight="bold" officeooo:paragraph-rsid="00021f8f" style:font-size-asian="26pt" style:font-weight-asian="bold" style:font-size-complex="2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26pt" fo:font-weight="bold" officeooo:paragraph-rsid="0002f2f6" style:font-size-asian="26pt" style:font-weight-asian="bold" style:font-size-complex="2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6pt" style:text-underline-style="none" fo:font-weight="bold" officeooo:paragraph-rsid="00021f8f" style:font-size-asian="26pt" style:font-weight-asian="bold" style:font-size-complex="2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26pt" style:text-underline-style="none" fo:font-weight="bold" officeooo:rsid="00021f8f" officeooo:paragraph-rsid="00021f8f" style:font-size-asian="26pt" style:font-weight-asian="bold" style:font-size-complex="26pt" style:font-weight-complex="bold"/>
    </style:style>
    <style:style style:name="P18" style:family="paragraph" style:parent-style-name="Text_20_body">
      <style:text-properties style:font-name="Arial" fo:font-size="13pt" officeooo:rsid="00021f8f" officeooo:paragraph-rsid="00021f8f" style:font-size-asian="13pt" style:font-size-complex="13pt"/>
    </style:style>
    <style:style style:name="P19" style:family="paragraph" style:parent-style-name="Text_20_body">
      <style:text-properties style:font-name="Arial" fo:font-size="30pt" officeooo:rsid="00021f8f" officeooo:paragraph-rsid="00021f8f" style:font-size-asian="26.25pt" style:font-size-complex="30pt"/>
    </style:style>
    <style:style style:name="T1" style:family="text">
      <style:text-properties officeooo:rsid="0004fcab"/>
    </style:style>
    <style:style style:name="T2" style:family="text">
      <style:text-properties officeooo:rsid="0016177e"/>
    </style:style>
    <style:style style:name="T3" style:family="text">
      <style:text-properties officeooo:rsid="0019edde"/>
    </style:style>
    <style:style style:name="T4" style:family="text">
      <style:text-properties officeooo:rsid="001a4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ieler:</text:p>
      <text:p text:style-name="P19"/>
      <table:table table:name="obererTeil" table:style-name="obererTeil">
        <table:table-column table:style-name="obererTeil.A"/>
        <table:table-column table:style-name="obererTeil.B"/>
        <table:table-column table:style-name="obererTeil.C" table:number-columns-repeated="5"/>
        <table:table-column table:style-name="obererTeil.H"/>
        <table:table-row table:style-name="obererTeil.1">
          <table:table-cell table:style-name="obererTeil.A1" office:value-type="string">
            <text:p text:style-name="P2"/>
          </table:table-cell>
          <table:table-cell table:style-name="obererTeil.A1" office:value-type="string">
            <text:p text:style-name="P6"/>
          </table:table-cell>
          <table:table-cell table:style-name="obererTeil.A1" office:value-type="string">
            <text:p text:style-name="P5">1. Spiel</text:p>
          </table:table-cell>
          <table:table-cell table:style-name="obererTeil.A1" office:value-type="string">
            <text:p text:style-name="P5">2. Spiel</text:p>
          </table:table-cell>
          <table:table-cell table:style-name="obererTeil.A1" office:value-type="string">
            <text:p text:style-name="P5">3. Spiel</text:p>
          </table:table-cell>
          <table:table-cell table:style-name="obererTeil.A1" office:value-type="string">
            <text:p text:style-name="P5">4. Spiel</text:p>
          </table:table-cell>
          <table:table-cell table:style-name="obererTeil.A1" office:value-type="string">
            <text:p text:style-name="P5">5. Spiel</text:p>
          </table:table-cell>
          <table:table-cell table:style-name="obererTeil.A1" office:value-type="string">
            <text:p text:style-name="P5">6. Spiel</text:p>
          </table:table-cell>
        </table:table-row>
        <table:table-row table:style-name="obererTeil.2">
          <table:table-cell table:style-name="obererTeil.A2" office:value-type="string">
            <text:p text:style-name="P16">⚀</text:p>
          </table:table-cell>
          <table:table-cell table:style-name="obererTeil.B2" office:value-type="string">
            <text:p text:style-name="P5">nur Ein<text:span text:style-name="T4">s</text:span>er zählen</text:p>
          </table:table-cell>
          <table:table-cell table:style-name="obererTeil.C2" office:value-type="string">
            <text:p text:style-name="P4"/>
          </table:table-cell>
          <table:table-cell table:style-name="obererTeil.D2" office:value-type="string">
            <text:p text:style-name="P4"/>
          </table:table-cell>
          <table:table-cell table:style-name="obererTeil.D2" office:value-type="string">
            <text:p text:style-name="P4"/>
          </table:table-cell>
          <table:table-cell table:style-name="obererTeil.D2" office:value-type="string">
            <text:p text:style-name="P4"/>
          </table:table-cell>
          <table:table-cell table:style-name="obererTeil.D2" office:value-type="string">
            <text:p text:style-name="P4"/>
          </table:table-cell>
          <table:table-cell table:style-name="obererTeil.H2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7">⚁</text:p>
          </table:table-cell>
          <table:table-cell table:style-name="obererTeil.B3" office:value-type="string">
            <text:p text:style-name="P5">nur Zweier zählen</text:p>
          </table:table-cell>
          <table:table-cell table:style-name="obererTeil.C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6">⚂</text:p>
          </table:table-cell>
          <table:table-cell table:style-name="obererTeil.B3" office:value-type="string">
            <text:p text:style-name="P5">nur Dreier zählen</text:p>
          </table:table-cell>
          <table:table-cell table:style-name="obererTeil.C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4">⚃</text:p>
          </table:table-cell>
          <table:table-cell table:style-name="obererTeil.B3" office:value-type="string">
            <text:p text:style-name="P5">nur Vierer zählen</text:p>
          </table:table-cell>
          <table:table-cell table:style-name="obererTeil.C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4">⚄</text:p>
          </table:table-cell>
          <table:table-cell table:style-name="obererTeil.B3" office:value-type="string">
            <text:p text:style-name="P5">nur Fünfer zählen</text:p>
          </table:table-cell>
          <table:table-cell table:style-name="obererTeil.C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5">⚅</text:p>
          </table:table-cell>
          <table:table-cell table:style-name="obererTeil.B3" office:value-type="string">
            <text:p text:style-name="P5">nur Sechser zählen</text:p>
          </table:table-cell>
          <table:table-cell table:style-name="obererTeil.C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D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8" office:value-type="string">
            <text:p text:style-name="P10">Zwischen<text:span text:style-name="T2">-</text:span>summe</text:p>
          </table:table-cell>
          <table:table-cell table:style-name="obererTeil.B8" office:value-type="string">
            <text:p text:style-name="P8">∑ =</text:p>
          </table:table-cell>
          <table:table-cell table:style-name="obererTeil.C8" office:value-type="string">
            <text:p text:style-name="P4"/>
          </table:table-cell>
          <table:table-cell table:style-name="obererTeil.D8" office:value-type="string">
            <text:p text:style-name="P4"/>
          </table:table-cell>
          <table:table-cell table:style-name="obererTeil.D8" office:value-type="string">
            <text:p text:style-name="P4"/>
          </table:table-cell>
          <table:table-cell table:style-name="obererTeil.D8" office:value-type="string">
            <text:p text:style-name="P4"/>
          </table:table-cell>
          <table:table-cell table:style-name="obererTeil.D8" office:value-type="string">
            <text:p text:style-name="P4"/>
          </table:table-cell>
          <table:table-cell table:style-name="obererTeil.H8" office:value-type="string">
            <text:p text:style-name="P4"/>
          </table:table-cell>
        </table:table-row>
        <table:table-row table:style-name="obererTeil.2">
          <table:table-cell table:style-name="obererTeil.A9" office:value-type="string">
            <text:p text:style-name="P10">Bonus bei 63 oder mehr</text:p>
          </table:table-cell>
          <table:table-cell table:style-name="obererTeil.B9" office:value-type="string">
            <text:p text:style-name="P8">35 Punkte</text:p>
          </table:table-cell>
          <table:table-cell table:style-name="obererTeil.C9" office:value-type="string">
            <text:p text:style-name="P4"/>
          </table:table-cell>
          <table:table-cell table:style-name="obererTeil.D9" office:value-type="string">
            <text:p text:style-name="P4"/>
          </table:table-cell>
          <table:table-cell table:style-name="obererTeil.D9" office:value-type="string">
            <text:p text:style-name="P4"/>
          </table:table-cell>
          <table:table-cell table:style-name="obererTeil.D9" office:value-type="string">
            <text:p text:style-name="P4"/>
          </table:table-cell>
          <table:table-cell table:style-name="obererTeil.D9" office:value-type="string">
            <text:p text:style-name="P4"/>
          </table:table-cell>
          <table:table-cell table:style-name="obererTeil.H9" office:value-type="string">
            <text:p text:style-name="P4"/>
          </table:table-cell>
        </table:table-row>
        <table:table-row table:style-name="obererTeil.2">
          <table:table-cell table:style-name="obererTeil.A9" office:value-type="string">
            <text:p text:style-name="P10">Summe oberer Teil</text:p>
          </table:table-cell>
          <table:table-cell table:style-name="obererTeil.B9" office:value-type="string">
            <text:p text:style-name="P8">∑ =</text:p>
          </table:table-cell>
          <table:table-cell table:style-name="obererTeil.C9" office:value-type="string">
            <text:p text:style-name="P4"/>
          </table:table-cell>
          <table:table-cell table:style-name="obererTeil.D9" office:value-type="string">
            <text:p text:style-name="P4"/>
          </table:table-cell>
          <table:table-cell table:style-name="obererTeil.D9" office:value-type="string">
            <text:p text:style-name="P4"/>
          </table:table-cell>
          <table:table-cell table:style-name="obererTeil.D9" office:value-type="string">
            <text:p text:style-name="P4"/>
          </table:table-cell>
          <table:table-cell table:style-name="obererTeil.D9" office:value-type="string">
            <text:p text:style-name="P4"/>
          </table:table-cell>
          <table:table-cell table:style-name="obererTeil.H9" office:value-type="string">
            <text:p text:style-name="P4"/>
          </table:table-cell>
        </table:table-row>
        <table:table-row table:style-name="obererTeil.11">
          <table:table-cell table:style-name="obererTeil.A1" office:value-type="string">
            <text:p text:style-name="P3"/>
          </table:table-cell>
          <table:table-cell table:style-name="obererTeil.A1" office:value-type="string">
            <text:p text:style-name="P7"/>
          </table:table-cell>
          <table:table-cell table:style-name="obererTeil.A1" office:value-type="string">
            <text:p text:style-name="P4"/>
          </table:table-cell>
          <table:table-cell table:style-name="obererTeil.A1" office:value-type="string">
            <text:p text:style-name="P4"/>
          </table:table-cell>
          <table:table-cell table:style-name="obererTeil.A1" office:value-type="string">
            <text:p text:style-name="P4"/>
          </table:table-cell>
          <table:table-cell table:style-name="obererTeil.A1" office:value-type="string">
            <text:p text:style-name="P4"/>
          </table:table-cell>
          <table:table-cell table:style-name="obererTeil.A1" office:value-type="string">
            <text:p text:style-name="P4"/>
          </table:table-cell>
          <table:table-cell table:style-name="obererTeil.A1" office:value-type="string">
            <text:p text:style-name="P4"/>
          </table:table-cell>
        </table:table-row>
        <table:table-row table:style-name="obererTeil.2">
          <table:table-cell table:style-name="obererTeil.A2" office:value-type="string">
            <text:p text:style-name="P10">Dreierpasch</text:p>
          </table:table-cell>
          <table:table-cell table:style-name="obererTeil.H2" office:value-type="string">
            <text:p text:style-name="P5">alle Augen zählen</text:p>
          </table:table-cell>
          <table:table-cell table:style-name="obererTeil.B2" office:value-type="string">
            <text:p text:style-name="P4"/>
          </table:table-cell>
          <table:table-cell table:style-name="obererTeil.B2" office:value-type="string">
            <text:p text:style-name="P4"/>
          </table:table-cell>
          <table:table-cell table:style-name="obererTeil.B2" office:value-type="string">
            <text:p text:style-name="P4"/>
          </table:table-cell>
          <table:table-cell table:style-name="obererTeil.B2" office:value-type="string">
            <text:p text:style-name="P4"/>
          </table:table-cell>
          <table:table-cell table:style-name="obererTeil.B2" office:value-type="string">
            <text:p text:style-name="P4"/>
          </table:table-cell>
          <table:table-cell table:style-name="obererTeil.H2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0">Viererpasch</text:p>
          </table:table-cell>
          <table:table-cell table:style-name="obererTeil.H3" office:value-type="string">
            <text:p text:style-name="P5">alle Augen zählen</text:p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1">1 Drilling</text:p>
            <text:p text:style-name="P11">und 1 Paar</text:p>
          </table:table-cell>
          <table:table-cell table:style-name="obererTeil.H3" office:value-type="string">
            <text:p text:style-name="P5">25 Punkte</text:p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0">kleine Straße</text:p>
          </table:table-cell>
          <table:table-cell table:style-name="obererTeil.H3" office:value-type="string">
            <text:p text:style-name="P5">30 Punkte</text:p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0">große Straße</text:p>
          </table:table-cell>
          <table:table-cell table:style-name="obererTeil.H3" office:value-type="string">
            <text:p text:style-name="P5">40 Punkte</text:p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2">Fünferpasch</text:p>
          </table:table-cell>
          <table:table-cell table:style-name="obererTeil.H3" office:value-type="string">
            <text:p text:style-name="P5">50 Punkte</text:p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3" office:value-type="string">
            <text:p text:style-name="P13"><text:span text:style-name="T3">a</text:span>uf gut Glück</text:p>
          </table:table-cell>
          <table:table-cell table:style-name="obererTeil.H3" office:value-type="string">
            <text:p text:style-name="P5">alle Augen zählen</text:p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B3" office:value-type="string">
            <text:p text:style-name="P4"/>
          </table:table-cell>
          <table:table-cell table:style-name="obererTeil.H3" office:value-type="string">
            <text:p text:style-name="P4"/>
          </table:table-cell>
        </table:table-row>
        <table:table-row table:style-name="obererTeil.2">
          <table:table-cell table:style-name="obererTeil.A8" office:value-type="string">
            <text:p text:style-name="P10">Summe <text:span text:style-name="T1">unterer</text:span> Teil</text:p>
          </table:table-cell>
          <table:table-cell table:style-name="obererTeil.H8" office:value-type="string">
            <text:p text:style-name="P9">∑ =</text:p>
          </table:table-cell>
          <table:table-cell table:style-name="obererTeil.B8" office:value-type="string">
            <text:p text:style-name="P4"/>
          </table:table-cell>
          <table:table-cell table:style-name="obererTeil.B8" office:value-type="string">
            <text:p text:style-name="P4"/>
          </table:table-cell>
          <table:table-cell table:style-name="obererTeil.B8" office:value-type="string">
            <text:p text:style-name="P4"/>
          </table:table-cell>
          <table:table-cell table:style-name="obererTeil.B8" office:value-type="string">
            <text:p text:style-name="P4"/>
          </table:table-cell>
          <table:table-cell table:style-name="obererTeil.B8" office:value-type="string">
            <text:p text:style-name="P4"/>
          </table:table-cell>
          <table:table-cell table:style-name="obererTeil.H8" office:value-type="string">
            <text:p text:style-name="P4"/>
          </table:table-cell>
        </table:table-row>
        <table:table-row table:style-name="obererTeil.2">
          <table:table-cell table:style-name="obererTeil.A9" office:value-type="string">
            <text:p text:style-name="P10">Summe oberer Teil</text:p>
          </table:table-cell>
          <table:table-cell table:style-name="obererTeil.H9" office:value-type="string">
            <text:p text:style-name="P9">∑ =</text:p>
          </table:table-cell>
          <table:table-cell table:style-name="obererTeil.B9" office:value-type="string">
            <text:p text:style-name="P4"/>
          </table:table-cell>
          <table:table-cell table:style-name="obererTeil.B9" office:value-type="string">
            <text:p text:style-name="P4"/>
          </table:table-cell>
          <table:table-cell table:style-name="obererTeil.B9" office:value-type="string">
            <text:p text:style-name="P4"/>
          </table:table-cell>
          <table:table-cell table:style-name="obererTeil.B9" office:value-type="string">
            <text:p text:style-name="P4"/>
          </table:table-cell>
          <table:table-cell table:style-name="obererTeil.B9" office:value-type="string">
            <text:p text:style-name="P4"/>
          </table:table-cell>
          <table:table-cell table:style-name="obererTeil.H9" office:value-type="string">
            <text:p text:style-name="P4"/>
          </table:table-cell>
        </table:table-row>
        <table:table-row table:style-name="obererTeil.2">
          <table:table-cell table:style-name="obererTeil.A9" office:value-type="string">
            <text:p text:style-name="P10">Gesamt</text:p>
          </table:table-cell>
          <table:table-cell table:style-name="obererTeil.H9" office:value-type="string">
            <text:p text:style-name="P9">∑ =</text:p>
          </table:table-cell>
          <table:table-cell table:style-name="obererTeil.B9" office:value-type="string">
            <text:p text:style-name="P4"/>
          </table:table-cell>
          <table:table-cell table:style-name="obererTeil.B9" office:value-type="string">
            <text:p text:style-name="P4"/>
          </table:table-cell>
          <table:table-cell table:style-name="obererTeil.B9" office:value-type="string">
            <text:p text:style-name="P4"/>
          </table:table-cell>
          <table:table-cell table:style-name="obererTeil.B9" office:value-type="string">
            <text:p text:style-name="P4"/>
          </table:table-cell>
          <table:table-cell table:style-name="obererTeil.B9" office:value-type="string">
            <text:p text:style-name="P4"/>
          </table:table-cell>
          <table:table-cell table:style-name="obererTeil.H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nux Libertine" svg:font-family="'Linux Libertine'"/>
    <style:font-face style:name="Nimbus Sans L1" svg:font-family="'Nimbus Sans L'"/>
    <style:font-face style:name="OpenSymbol" svg:font-family="OpenSymbol"/>
    <style:font-face style:name="Courier 10 Pitch" svg:font-family="'Courier 10 Pitch'" style:font-adornments="Standard" style:font-pitch="fixed"/>
    <style:font-face style:name="Arial" svg:font-family="Arial" style:font-family-generic="swiss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name="Nimbus Sans L1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Sans 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1" style:font-size-asian="12pt"/>
    </style:style>
    <style:style style:name="Code" style:family="paragraph" style:parent-style-name="Standard" style:class="text">
      <style:text-properties style:font-name="Courier 10 Pitch" fo:font-size="9pt" style:font-size-asian="10.5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text-properties fo:font-size="10pt" style:font-weight-asian="normal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00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format="1">
        <style:list-level-properties text:min-label-distance="0.381cm"/>
      </text:outline-level-style>
      <text:outline-level-style text:level="2" text:style-name="Numbering_20_Symbols" style:num-format="1" text:display-levels="2">
        <style:list-level-properties text:min-label-distance="0.381cm"/>
      </text:outline-level-style>
      <text:outline-level-style text:level="3" text:style-name="Numbering_20_Symbols" style:num-format="1" text:display-levels="3">
        <style:list-level-properties text:min-label-distance="0.381cm"/>
      </text:outline-level-style>
      <text:outline-level-style text:level="4" text:style-name="Numbering_20_Symbols" style:num-format="1" text:display-levels="4">
        <style:list-level-properties text:min-label-distance="0.381cm"/>
      </text:outline-level-style>
      <text:outline-level-style text:level="5" text:style-name="Numbering_20_Symbols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Würfelspiel</dc:title>
    <meta:creation-date>2013-01-02T06:07:49</meta:creation-date>
    <meta:editing-cycles>1</meta:editing-cycles>
    <meta:editing-duration>PT00H00M00S</meta:editing-duration>
    <dc:description>Spielzettel zum Gebrauch für bekannte Würfelspiele. Als PDF exportierte Dateien (auch mehrere Seiten auf einem Blatt) unter http://users.simified.de/~micha/wuerfeln/</dc:description>
    <meta:keyword>Würfel</meta:keyword>
    <meta:keyword>Würfelspiel</meta:keyword>
    <meta:keyword>Würfeln</meta:keyword>
    <meta:keyword>Spiel</meta:keyword>
    <dc:subject>Spielzettel zum Gebrauch für bekannte Würfelspiele</dc:subject>
    <meta:initial-creator>Michael Fiedler</meta:initial-creator>
    <meta:document-statistic meta:table-count="1" meta:image-count="0" meta:object-count="0" meta:page-count="1" meta:paragraph-count="46" meta:word-count="97" meta:character-count="461"/>
    <meta:user-defined meta:name="Info 1"/>
    <meta:user-defined meta:name="Info 2"/>
    <meta:user-defined meta:name="Info 3"/>
    <meta:user-defined meta:name="License">&lt;a href="http://templates.services.openoffice.org/bsd-license"&gt;BSD&lt;/a&gt;</meta:user-defined>
    <meta:template xlink:type="simple" xlink:actuate="onRequest" xlink:title="Würfelspiel" xlink:href="../../../../.openoffice.org/3/user/template/spielzettel.ott" meta:date="2013-01-02T06:07:49"/>
  </office:meta>
</office:document-meta>
</file>